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39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Arial1" style:font-name-complex="Arial1"/>
    </style:style>
    <style:style style:name="T1" style:family="text">
      <style:text-properties style:text-position="super 58%"/>
    </style:style>
  </office:automatic-styles>
  <office:body>
    <office:spreadsheet>
      <table:table table:name="Ratio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>
            <text:p>Geometric Ratio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xpanding</text:p>
          </table:table-cell>
          <table:table-cell office:value-type="string">
            <text:p>Reciproca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1.2720196 ^ 0</text:p>
          </table:table-cell>
          <table:table-cell office:value-type="float" office:value="1">
            <text:p>1</text:p>
          </table:table-cell>
          <table:table-cell table:formula="of:=1/[.B9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.2720196 ^ 1</text:p>
          </table:table-cell>
          <table:table-cell office:value-type="float" office:value="1.27201965">
            <text:p>1.27201965</text:p>
          </table:table-cell>
          <table:table-cell table:formula="of:=1/[.B10]" office:value-type="float" office:value="0.786151377457101">
            <text:p>0.786151377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.2720196 ^ 2</text:p>
          </table:table-cell>
          <table:table-cell office:value-type="float" office:value="1.61803398998612">
            <text:p>1.61803399</text:p>
          </table:table-cell>
          <table:table-cell table:formula="of:=1/[.B11]" office:value-type="float" office:value="0.618033988277699">
            <text:p>0.6180339883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.2720196 ^ 3</text:p>
          </table:table-cell>
          <table:table-cell office:value-type="float" office:value="2.05817102963025">
            <text:p>2.0581710296</text:p>
          </table:table-cell>
          <table:table-cell table:formula="of:=1/[.B12]" office:value-type="float" office:value="0.485868271199819">
            <text:p>0.48586827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.2720196 ^ 4</text:p>
          </table:table-cell>
          <table:table-cell office:value-type="float" office:value="2.61803399275041">
            <text:p>2.6180339928</text:p>
          </table:table-cell>
          <table:table-cell table:formula="of:=1/[.B13]" office:value-type="float" office:value="0.381966010666438">
            <text:p>0.381966010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.2720196 ^ 5</text:p>
          </table:table-cell>
          <table:table-cell office:value-type="float" office:value="3.33019068314648">
            <text:p>3.3301906831</text:p>
          </table:table-cell>
          <table:table-cell table:formula="of:=1/[.B14]" office:value-type="float" office:value="0.300283105427214">
            <text:p>0.300283105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.2720196 ^ 6</text:p>
          </table:table-cell>
          <table:table-cell office:value-type="float" office:value="4.23606798720925">
            <text:p>4.2360679872</text:p>
          </table:table-cell>
          <table:table-cell table:formula="of:=1/[.B15]" office:value-type="float" office:value="0.2360679769587">
            <text:p>0.23606797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.2720196 ^ 7</text:p>
          </table:table-cell>
          <table:table-cell office:value-type="float" office:value="5.38836171846611">
            <text:p>5.3883617185</text:p>
          </table:table-cell>
          <table:table-cell table:formula="of:=1/[.B16]" office:value-type="float" office:value="0.185585165259593">
            <text:p>0.1855851653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.2720196 ^ 8</text:p>
          </table:table-cell>
          <table:table-cell office:value-type="float" office:value="6.85410198719667">
            <text:p>6.8541019872</text:p>
          </table:table-cell>
          <table:table-cell table:formula="of:=1/[.B17]" office:value-type="float" office:value="0.145898033304433">
            <text:p>0.1458980333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.2720196 ^ 9</text:p>
          </table:table-cell>
          <table:table-cell office:value-type="float" office:value="8.71855241081821">
            <text:p>8.7185524108</text:p>
          </table:table-cell>
          <table:table-cell table:formula="of:=1/[.B18]" office:value-type="float" office:value="0.114697939850562">
            <text:p>0.1146979399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.2720196 ^ 10</text:p>
          </table:table-cell>
          <table:table-cell office:value-type="float" office:value="11.0901699861156">
            <text:p>11.0901699861</text:p>
          </table:table-cell>
          <table:table-cell table:formula="of:=1/[.B19]" office:value-type="float" office:value="0.0901699434050114">
            <text:p>0.0901699434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Harmonic Ratios</text:p>
          </table:table-cell>
          <table:table-cell table:number-columns-repeated="3"/>
          <table:table-cell office:value-type="string">
            <text:p>Harmonic Ratios</text:p>
          </table:table-cell>
          <table:table-cell/>
        </table:table-row>
        <table:table-row table:style-name="ro1">
          <table:table-cell/>
          <table:table-cell office:value-type="string">
            <text:p>Expanding</text:p>
          </table:table-cell>
          <table:table-cell office:value-type="string">
            <text:p>Reciprocal</text:p>
          </table:table-cell>
          <table:table-cell table:number-columns-repeated="2"/>
          <table:table-cell office:value-type="string">
            <text:p>Expanding</text:p>
          </table:table-cell>
          <table:table-cell office:value-type="string">
            <text:p>Reciproca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qrt(1)</text:p>
          </table:table-cell>
          <table:table-cell office:value-type="float" office:value="1">
            <text:p>1</text:p>
          </table:table-cell>
          <table:table-cell table:formula="of:=1/[.B25]" office:value-type="float" office:value="1">
            <text:p>1</text:p>
          </table:table-cell>
          <table:table-cell/>
          <table:table-cell office:value-type="string">
            <text:p>Sqrt(1)</text:p>
          </table:table-cell>
          <table:table-cell office:value-type="float" office:value="1">
            <text:p>1</text:p>
          </table:table-cell>
          <table:table-cell table:formula="of:=1/[.F25]" office:value-type="float" office:value="1">
            <text:p>1</text:p>
          </table:table-cell>
        </table:table-row>
        <table:table-row table:style-name="ro1">
          <table:table-cell office:value-type="string">
            <text:p>Sqrt(2)</text:p>
          </table:table-cell>
          <table:table-cell office:value-type="float" office:value="1.4142135623731">
            <text:p>1.4142135624</text:p>
          </table:table-cell>
          <table:table-cell table:formula="of:=1/[.B26]" office:value-type="float" office:value="0.707106781186545">
            <text:p>0.7071067812</text:p>
          </table:table-cell>
          <table:table-cell/>
          <table:table-cell office:value-type="string">
            <text:p>Sqrt(3)</text:p>
          </table:table-cell>
          <table:table-cell office:value-type="float" office:value="1.73205080756888">
            <text:p>1.7320508076</text:p>
          </table:table-cell>
          <table:table-cell table:formula="of:=1/[.F26]" office:value-type="float" office:value="0.577350269189625">
            <text:p>0.5773502692</text:p>
          </table:table-cell>
        </table:table-row>
        <table:table-row table:style-name="ro1">
          <table:table-cell office:value-type="string">
            <text:p>Sqrt(4)</text:p>
          </table:table-cell>
          <table:table-cell office:value-type="float" office:value="2">
            <text:p>2</text:p>
          </table:table-cell>
          <table:table-cell table:formula="of:=1/[.B27]" office:value-type="float" office:value="0.5">
            <text:p>0.5</text:p>
          </table:table-cell>
          <table:table-cell/>
          <table:table-cell office:value-type="string">
            <text:p>Sqrt(9)</text:p>
          </table:table-cell>
          <table:table-cell office:value-type="float" office:value="3">
            <text:p>3</text:p>
          </table:table-cell>
          <table:table-cell table:formula="of:=1/[.F27]"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Sqrt(8)</text:p>
          </table:table-cell>
          <table:table-cell office:value-type="float" office:value="2.82842712474619">
            <text:p>2.8284271247</text:p>
          </table:table-cell>
          <table:table-cell table:formula="of:=1/[.B28]" office:value-type="float" office:value="0.353553390593274">
            <text:p>0.3535533906</text:p>
          </table:table-cell>
          <table:table-cell/>
          <table:table-cell office:value-type="string">
            <text:p>Sqrt(27)</text:p>
          </table:table-cell>
          <table:table-cell office:value-type="float" office:value="5.19615242270663">
            <text:p>5.1961524227</text:p>
          </table:table-cell>
          <table:table-cell table:formula="of:=1/[.F28]" office:value-type="float" office:value="0.192450089729875">
            <text:p>0.1924500897</text:p>
          </table:table-cell>
        </table:table-row>
        <table:table-row table:style-name="ro1">
          <table:table-cell office:value-type="string">
            <text:p>Sqrt(16)</text:p>
          </table:table-cell>
          <table:table-cell office:value-type="float" office:value="4">
            <text:p>4</text:p>
          </table:table-cell>
          <table:table-cell table:formula="of:=1/[.B29]" office:value-type="float" office:value="0.25">
            <text:p>0.25</text:p>
          </table:table-cell>
          <table:table-cell/>
          <table:table-cell office:value-type="string">
            <text:p>Sqrt(81)</text:p>
          </table:table-cell>
          <table:table-cell office:value-type="float" office:value="9">
            <text:p>9</text:p>
          </table:table-cell>
          <table:table-cell table:formula="of:=1/[.F29]" office:value-type="float" office:value="0.111111111111111">
            <text:p>0.1111111111</text:p>
          </table:table-cell>
        </table:table-row>
        <table:table-row table:style-name="ro1">
          <table:table-cell office:value-type="string">
            <text:p>Sqrt(32)</text:p>
          </table:table-cell>
          <table:table-cell office:value-type="float" office:value="5.65685424949238">
            <text:p>5.6568542495</text:p>
          </table:table-cell>
          <table:table-cell table:formula="of:=1/[.B30]" office:value-type="float" office:value="0.176776695296637">
            <text:p>0.1767766953</text:p>
          </table:table-cell>
          <table:table-cell/>
          <table:table-cell office:value-type="string">
            <text:p>Sqrt(243)</text:p>
          </table:table-cell>
          <table:table-cell office:value-type="float" office:value="15.5884572681199">
            <text:p>15.5884572681</text:p>
          </table:table-cell>
          <table:table-cell table:formula="of:=1/[.F30]" office:value-type="float" office:value="0.0641500299099584">
            <text:p>0.0641500299</text:p>
          </table:table-cell>
        </table:table-row>
        <table:table-row table:style-name="ro1">
          <table:table-cell office:value-type="string">
            <text:p>Sqrt(64)</text:p>
          </table:table-cell>
          <table:table-cell office:value-type="float" office:value="8">
            <text:p>8</text:p>
          </table:table-cell>
          <table:table-cell table:formula="of:=1/[.B31]" office:value-type="float" office:value="0.125">
            <text:p>0.125</text:p>
          </table:table-cell>
          <table:table-cell/>
          <table:table-cell office:value-type="string">
            <text:p>Sqrt(729)</text:p>
          </table:table-cell>
          <table:table-cell office:value-type="float" office:value="27">
            <text:p>27</text:p>
          </table:table-cell>
          <table:table-cell table:formula="of:=1/[.F31]" office:value-type="float" office:value="0.037037037037037">
            <text:p>0.037037037</text:p>
          </table:table-cell>
        </table:table-row>
        <table:table-row table:style-name="ro1">
          <table:table-cell office:value-type="string">
            <text:p>Sqrt(128)</text:p>
          </table:table-cell>
          <table:table-cell office:value-type="float" office:value="11.3137084989848">
            <text:p>11.313708499</text:p>
          </table:table-cell>
          <table:table-cell table:formula="of:=1/[.B32]" office:value-type="float" office:value="0.0883883476483181">
            <text:p>0.0883883476</text:p>
          </table:table-cell>
          <table:table-cell/>
          <table:table-cell office:value-type="string">
            <text:p>Sqrt(2187)</text:p>
          </table:table-cell>
          <table:table-cell office:value-type="float" office:value="46.7653718043597">
            <text:p>46.7653718044</text:p>
          </table:table-cell>
          <table:table-cell table:formula="of:=1/[.F32]" office:value-type="float" office:value="0.0213833433033195">
            <text:p>0.0213833433</text:p>
          </table:table-cell>
        </table:table-row>
        <table:table-row table:style-name="ro1">
          <table:table-cell office:value-type="string">
            <text:p>Sqrt(256)</text:p>
          </table:table-cell>
          <table:table-cell office:value-type="float" office:value="16">
            <text:p>16</text:p>
          </table:table-cell>
          <table:table-cell table:formula="of:=1/[.B33]" office:value-type="float" office:value="0.0625">
            <text:p>0.0625</text:p>
          </table:table-cell>
          <table:table-cell/>
          <table:table-cell office:value-type="string">
            <text:p>Sqrt(6561)</text:p>
          </table:table-cell>
          <table:table-cell office:value-type="float" office:value="81">
            <text:p>81</text:p>
          </table:table-cell>
          <table:table-cell table:formula="of:=1/[.F33]" office:value-type="float" office:value="0.0123456790123457">
            <text:p>0.01234567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office:value-type="string">
            <text:p>Ratios from the 3<text:span text:style-name="T1">rd</text:span> dimension of the square or cub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xpanding</text:p>
          </table:table-cell>
          <table:table-cell office:value-type="string">
            <text:p>Reciproca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qrt(1)</text:p>
          </table:table-cell>
          <table:table-cell office:value-type="float" office:value="1">
            <text:p>1</text:p>
          </table:table-cell>
          <table:table-cell table:formula="of:=1/[.B39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qrt(2)</text:p>
          </table:table-cell>
          <table:table-cell office:value-type="float" office:value="1.4142135623731">
            <text:p>1.4142135624</text:p>
          </table:table-cell>
          <table:table-cell table:formula="of:=1/[.B40]" office:value-type="float" office:value="0.707106781186545">
            <text:p>0.7071067812</text:p>
          </table:table-cell>
          <table:table-cell table:number-columns-repeated="4"/>
        </table:table-row>
        <table:table-row table:style-name="ro1">
          <table:table-cell office:value-type="string">
            <text:p>Sqrt(3)</text:p>
          </table:table-cell>
          <table:table-cell office:value-type="float" office:value="1.73205080756888">
            <text:p>1.7320508076</text:p>
          </table:table-cell>
          <table:table-cell table:formula="of:=1/[.B41]" office:value-type="float" office:value="0.577350269189625">
            <text:p>0.5773502692</text:p>
          </table:table-cell>
          <table:table-cell table:number-columns-repeated="4"/>
        </table:table-row>
        <table:table-row table:style-name="ro1">
          <table:table-cell office:value-type="string">
            <text:p>Sqrt(4)</text:p>
          </table:table-cell>
          <table:table-cell office:value-type="float" office:value="2">
            <text:p>2</text:p>
          </table:table-cell>
          <table:table-cell table:formula="of:=1/[.B42]" office:value-type="float" office:value="0.5">
            <text:p>0.5</text:p>
          </table:table-cell>
          <table:table-cell table:number-columns-repeated="4"/>
        </table:table-row>
        <table:table-row table:style-name="ro1">
          <table:table-cell office:value-type="string">
            <text:p>Sqrt(5)</text:p>
          </table:table-cell>
          <table:table-cell office:value-type="float" office:value="2.23606797749979">
            <text:p>2.2360679775</text:p>
          </table:table-cell>
          <table:table-cell table:formula="of:=1/[.B43]" office:value-type="float" office:value="0.447213595499958">
            <text:p>0.4472135955</text:p>
          </table:table-cell>
          <table:table-cell table:number-columns-repeated="4"/>
        </table:table-row>
        <table:table-row table:style-name="ro1">
          <table:table-cell office:value-type="string">
            <text:p>Sqrt(6)</text:p>
          </table:table-cell>
          <table:table-cell office:value-type="float" office:value="2.44948974278318">
            <text:p>2.4494897428</text:p>
          </table:table-cell>
          <table:table-cell table:formula="of:=1/[.B44]" office:value-type="float" office:value="0.408248290463863">
            <text:p>0.4082482905</text:p>
          </table:table-cell>
          <table:table-cell table:number-columns-repeated="4"/>
        </table:table-row>
        <table:table-row table:style-name="ro1">
          <table:table-cell office:value-type="string">
            <text:p>Sqrt(7)</text:p>
          </table:table-cell>
          <table:table-cell office:value-type="float" office:value="2.64575131106459">
            <text:p>2.6457513111</text:p>
          </table:table-cell>
          <table:table-cell table:formula="of:=1/[.B45]" office:value-type="float" office:value="0.377964473009227">
            <text:p>0.377964473</text:p>
          </table:table-cell>
          <table:table-cell table:number-columns-repeated="4"/>
        </table:table-row>
        <table:table-row table:style-name="ro1">
          <table:table-cell office:value-type="string">
            <text:p>Sqrt(8)</text:p>
          </table:table-cell>
          <table:table-cell office:value-type="float" office:value="2.82842712474619">
            <text:p>2.8284271247</text:p>
          </table:table-cell>
          <table:table-cell table:formula="of:=1/[.B46]" office:value-type="float" office:value="0.353553390593274">
            <text:p>0.3535533906</text:p>
          </table:table-cell>
          <table:table-cell table:number-columns-repeated="4"/>
        </table:table-row>
        <table:table-row table:style-name="ro1">
          <table:table-cell office:value-type="string">
            <text:p>Sqrt(9)</text:p>
          </table:table-cell>
          <table:table-cell office:value-type="float" office:value="3">
            <text:p>3</text:p>
          </table:table-cell>
          <table:table-cell table:formula="of:=1/[.B47]" office:value-type="float" office:value="0.333333333333333">
            <text:p>0.3333333333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4/03/2012</text:date>, <text:time>22:1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7T00:46:06</meta:creation-date>
    <dc:date>2012-04-03T22:15:46</dc:date>
    <meta:editing-duration>PT2H20M55S</meta:editing-duration>
    <meta:editing-cycles>2</meta:editing-cycles>
    <meta:generator>LibreOffice/3.4$Unix LibreOffice_project/340m1$Build-1206</meta:generator>
    <meta:document-statistic meta:table-count="3" meta:cell-count="126" meta:object-count="0"/>
  </office:meta>
</office:document-meta>
</file>